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Negrita" style:font-family-generic="modern" style:font-pitch="fixed"/>
    <style:font-face style:name="DejaVu Serif" svg:font-family="'DejaVu Serif'" style:font-adornments="Libr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Libr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Negrita" style:font-family-generic="modern" style:font-pitch="fixed"/>
    <style:font-face style:name="DejaVu Serif" svg:font-family="'DejaVu Serif'" style:font-adornments="Libr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Libr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text-align="justify" style:justify-single-word="false" fo:orphans="2" fo:widows="2" style:page-number="auto"/>
      <style:text-properties style:font-name="DejaVu Serif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Libro" style:font-family-generic="swiss" style:font-pitch="variable" fo:font-size="20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3cm" fo:margin-bottom="0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cm" style:contextual-spacing="false"/>
      <style:text-properties fo:font-size="2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499cm" fo:margin-bottom="0cm" style:contextual-spacing="false"/>
      <style:text-properties fo:font-size="20pt" fo:font-style="obliqu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cm" fo:margin-bottom="0cm" style:contextual-spacing="false"/>
      <style:text-properties fo:font-size="17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99cm" fo:margin-bottom="0cm" style:contextual-spacing="false"/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cm" fo:margin-bottom="0cm" style:contextual-spacing="false"/>
      <style:text-properties fo:font-size="14pt" style:text-underline-style="solid" style:text-underline-width="auto" style:text-underline-color="font-color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.254cm" fo:margin-bottom="0.254cm" style:contextual-spacing="false" fo:text-indent="0cm" style:auto-text-indent="false" style:page-number="auto" fo:keep-with-next="always"/>
      <style:text-properties style:font-name="DejaVu Sans" fo:font-family="'DejaVu Sans'" style:font-style-name="Libro" style:font-family-generic="swiss" style:font-pitch="variabl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/>
      <style:paragraph-properties fo:margin-top="0.4cm" fo:margin-bottom="0cm" style:contextual-spacing="true" style:page-number="auto" fo:background-color="#eeeeee" fo:keep-with-next="always"/>
      <style:text-properties style:font-name="DejaVu Sans Mono" fo:font-family="'DejaVu Sans Mono'" style:font-style-name="Negrita" style:font-family-generic="modern" style:font-pitch="fixed" fo:font-size="12pt" fo:font-weight="bold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4cm" fo:margin-bottom="0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ource_5f_Text" style:display-name="Source_Text" style:family="text">
      <style:text-properties style:font-name="DejaVu Sans Mono" fo:font-family="'DejaVu Sans Mono'" style:font-style-name="Negrita" style:font-family-generic="modern" style:font-pitch="fixed" fo:font-size="12pt" fo:font-weight="bold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keyword/>
    <meta:initial-creator/>
    <dc:creator>Pep Ribal</dc:creator>
    <meta:creation-date>2021-06-13T15:39:12Z</meta:creation-date>
    <dc:date>2021-06-20T23:24:33.390236943</dc:date>
    <meta:editing-duration>PT1H42M43S</meta:editing-duration>
    <meta:editing-cycles>12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